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>#F0C646 amarelo</text:p>
            <text:p>#b1411e vermelho do canva</text:p>
            <text:p>#fbf0a1 beje</text:p>
            <text:p/>
            <text:p>h1{</text:p>
            <text:p><text:tab/></text:p>
            <text:p>text-align: center;</text:p>
            <text:p>border: dotted #b1411e;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30T07:56:04.689969620</meta:creation-date>
    <dc:date>2022-08-30T12:04:13.257690082</dc:date>
    <meta:editing-duration>PT7M3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